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1.0626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1.9543in"/>
    </style:style>
    <style:style style:name="co9" style:family="table-column">
      <style:table-column-properties fo:break-before="auto" style:column-width="0.6173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3.9547in"/>
    </style:style>
    <style:style style:name="co12" style:family="table-column">
      <style:table-column-properties fo:break-before="auto" style:column-width="19.294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nomaly</text:p>
          </table:table-cell>
          <table:table-cell office:value-type="string">
            <text:p>Line</text:p>
          </table:table-cell>
          <table:table-cell office:value-type="string">
            <text:p>State</text:p>
          </table:table-cell>
          <table:table-cell office:value-type="string">
            <text:p>StateType</text:p>
          </table:table-cell>
          <table:table-cell office:value-type="string">
            <text:p>Event</text:p>
          </table:table-cell>
          <table:table-cell office:value-type="string">
            <text:p>Original log line</text:p>
          </table:table-cell>
          <table:table-cell office:value-type="string">
            <text:p>Original log event</text:p>
          </table:table-cell>
          <table:table-cell office:value-type="string">
            <text:p>To state</text:p>
          </table:table-cell>
          <table:table-cell office:value-type="string">
            <text:p>Branch length</text:p>
          </table:table-cell>
          <table:table-cell office:value-type="string">
            <text:p>Expected</text:p>
          </table:table-cell>
          <table:table-cell office:value-type="string">
            <text:p>Expected incomi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alState</text:p>
          </table:table-cell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Existing</text:p>
          </table:table-cell>
          <table:table-cell office:value-type="string">
            <text:p>5_R0065)</text:p>
          </table:table-cell>
          <table:table-cell office:value-type="float" office:value="15">
            <text:p>15</text:p>
          </table:table-cell>
          <table:table-cell office:value-type="string">
            <text:p>5,R0065</text:p>
          </table:table-cell>
          <table:table-cell table:number-columns-repeated="2"/>
          <table:table-cell office:value-type="string">
            <text:p>5_R0064) <text:s/>; <text:s/>5_R0066__0__0) <text:s/>; <text:s/></text:p>
          </table:table-cell>
          <table:table-cell office:value-type="string">
            <text:p>[ q4 : [q_2 at (101,407) label: 1] -&gt; [q_4 at (417,250) label: 2]: "5_R0064)" <text:s/>; <text:s/>][ q3 : [q_1 at (302,124) label: 3] -&gt; [q_3 at (99,260) label: 4]: "5_R0064)" <text:s/>; <text:s/>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inalState</text:p>
          </table:table-cell>
          <table:table-cell office:value-type="float" office:value="5">
            <text:p>5</text:p>
          </table:table-cell>
          <table:table-cell office:value-type="string">
            <text:p>q8</text:p>
          </table:table-cell>
          <table:table-cell office:value-type="string">
            <text:p>Existing</text:p>
          </table:table-cell>
          <table:table-cell office:value-type="string">
            <text:p>0_R0055)</text:p>
          </table:table-cell>
          <table:table-cell office:value-type="float" office:value="20">
            <text:p>20</text:p>
          </table:table-cell>
          <table:table-cell office:value-type="string">
            <text:p>0,R0055</text:p>
          </table:table-cell>
          <table:table-cell table:number-columns-repeated="2"/>
          <table:table-cell office:value-type="string">
            <text:p>0_R0052) <text:s/>; <text:s/>0_R0057) <text:s/>; <text:s/></text:p>
          </table:table-cell>
          <table:table-cell office:value-type="string">
            <text:p>[ q12 : [q_11 at (110,175) label: 12] -&gt; [q_12 at (15,140) label: 13,0]: "0_R0051)" <text:s/>; <text:s/>]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ail</text:p>
          </table:table-cell>
          <table:table-cell office:value-type="float" office:value="13">
            <text:p>13</text:p>
          </table:table-cell>
          <table:table-cell office:value-type="string">
            <text:p>q109</text:p>
          </table:table-cell>
          <table:table-cell office:value-type="string">
            <text:p>Existing</text:p>
          </table:table-cell>
          <table:table-cell office:value-type="string">
            <text:p>14_R0020__0)</text:p>
          </table:table-cell>
          <table:table-cell office:value-type="float" office:value="21">
            <text:p>21</text:p>
          </table:table-cell>
          <table:table-cell office:value-type="string">
            <text:p>14,R0020,javapetstore-2.0-ea5</text:p>
          </table:table-cell>
          <table:table-cell table:number-columns-repeated="2"/>
          <table:table-cell office:value-type="string">
            <text:p>3_R0032) <text:s/>; <text:s/>λ <text:s/>; <text:s/>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alState</text:p>
          </table:table-cell>
          <table:table-cell office:value-type="float" office:value="1">
            <text:p>1</text:p>
          </table:table-cell>
          <table:table-cell office:value-type="string">
            <text:p>q4</text:p>
          </table:table-cell>
          <table:table-cell office:value-type="string">
            <text:p>Existing</text:p>
          </table:table-cell>
          <table:table-cell office:value-type="string">
            <text:p>14_R0020__0)</text:p>
          </table:table-cell>
          <table:table-cell office:value-type="float" office:value="21">
            <text:p>21</text:p>
          </table:table-cell>
          <table:table-cell office:value-type="string">
            <text:p>14,R0020,javapetstore-2.0-ea5</text:p>
          </table:table-cell>
          <table:table-cell table:number-columns-repeated="2"/>
          <table:table-cell office:value-type="string">
            <text:p>14_R0023) <text:s/>; <text:s/></text:p>
          </table:table-cell>
          <table:table-cell office:value-type="string">
            <text:p>[ q8 : [q_5 at (426,326) label: 3] -&gt; [q_8 at (385,431) label: 4]: "14_R0023)" <text:s/>; <text:s/>][ q7 : [q_8 at (385,431) label: 4] -&gt; [q_7 at (97,284) label: 7,5,12,8]: "14_R0023)" <text:s/>; <text:s/>[q_6 at (184,84) label: 0] -&gt; [q_7 at (97,284) label: 7,5,12,8]: "14_R0023)" <text:s/>; <text:s/>[q_4 at (528,277) label: 11,6] -&gt; [q_7 at (97,284) label: 7,5,12,8]: "14_R0023)" <text:s/>; <text:s/>]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ail</text:p>
          </table:table-cell>
          <table:table-cell office:value-type="float" office:value="7">
            <text:p>7</text:p>
          </table:table-cell>
          <table:table-cell office:value-type="string">
            <text:p>q12</text:p>
          </table:table-cell>
          <table:table-cell office:value-type="string">
            <text:p>Existing</text:p>
          </table:table-cell>
          <table:table-cell office:value-type="string">
            <text:p>4_289331648)</text:p>
          </table:table-cell>
          <table:table-cell office:value-type="float" office:value="24">
            <text:p>24</text:p>
          </table:table-cell>
          <table:table-cell office:value-type="string">
            <text:p>4,289331648</text:p>
          </table:table-cell>
          <table:table-cell table:number-columns-repeated="2"/>
          <table:table-cell office:value-type="string">
            <text:p>4_-1628344215) <text:s/>; <text:s/>4_R0073) <text:s/>; <text:s/>4_1573705168) <text:s/>; <text:s/>4_R0075) <text:s/>; <text:s/>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ail</text:p>
          </table:table-cell>
          <table:table-cell office:value-type="float" office:value="1">
            <text:p>1</text:p>
          </table:table-cell>
          <table:table-cell office:value-type="string">
            <text:p>q3</text:p>
          </table:table-cell>
          <table:table-cell office:value-type="string">
            <text:p>Existing</text:p>
          </table:table-cell>
          <table:table-cell office:value-type="string">
            <text:p>17_-811928006)</text:p>
          </table:table-cell>
          <table:table-cell office:value-type="float" office:value="25">
            <text:p>25</text:p>
          </table:table-cell>
          <table:table-cell office:value-type="string">
            <text:p>17,-811928006</text:p>
          </table:table-cell>
          <table:table-cell table:number-columns-repeated="2"/>
          <table:table-cell office:value-type="string">
            <text:p>17_R0003) <text:s/>; <text:s/>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ail</text:p>
          </table:table-cell>
          <table:table-cell office:value-type="float" office:value="5">
            <text:p>5</text:p>
          </table:table-cell>
          <table:table-cell office:value-type="string">
            <text:p>q10</text:p>
          </table:table-cell>
          <table:table-cell office:value-type="string">
            <text:p>Existing</text:p>
          </table:table-cell>
          <table:table-cell office:value-type="string">
            <text:p>3_-1648356848)</text:p>
          </table:table-cell>
          <table:table-cell office:value-type="float" office:value="27">
            <text:p>27</text:p>
          </table:table-cell>
          <table:table-cell office:value-type="string">
            <text:p>3,-1648356848</text:p>
          </table:table-cell>
          <table:table-cell table:number-columns-repeated="2"/>
          <table:table-cell office:value-type="string">
            <text:p>3_R0032) <text:s/>; <text:s/>3_R0031) <text:s/>; <text:s/>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ewComponent</text:p>
          </table:table-cell>
          <table:table-cell table:number-columns-repeated="10"/>
        </table:table-row>
      </table:table>
      <table:table table:name="Sheet1" table:style-name="ta1" table:print="false">
        <office:forms form:automatic-focus="false" form:apply-design-mode="false"/>
        <table:table-column table:style-name="co13" table:default-cell-style-name="Default"/>
        <table:table-row table:style-name="ro2">
          <table:table-cell/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database-ranges>
        <table:database-range table:target-range-address="Sheet1_2.A1:Sheet1_2.IV6553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5/09/2008</text:date>, <text:time>19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abrizio Pastore</meta:initial-creator>
    <meta:creation-date>2008-05-09T18:32:17</meta:creation-date>
    <dc:creator>Fabrizio Pastore</dc:creator>
    <dc:date>2008-05-09T19:26:04</dc:date>
    <meta:editing-cycles>1</meta:editing-cycles>
    <meta:editing-duration>PT36M14S</meta:editing-duration>
    <meta:user-defined meta:name="Info 1"/>
    <meta:user-defined meta:name="Info 2"/>
    <meta:user-defined meta:name="Info 3"/>
    <meta:user-defined meta:name="Info 4"/>
    <meta:document-statistic meta:table-count="4" meta:cell-count="80"/>
  </office:meta>
</office:document-meta>
</file>